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educ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CONSTRAINTS</text:p>
          </table:table-cell>
          <table:table-cell table:number-columns-repeated="5"/>
        </table:table-row>
        <table:table-row table:style-name="ro1">
          <table:table-cell office:value-type="float" office:value="293968" calcext:value-type="float">
            <text:p>293968</text:p>
          </table:table-cell>
          <table:table-cell office:value-type="float" office:value="33458580" calcext:value-type="float">
            <text:p>33458580</text:p>
          </table:table-cell>
          <table:table-cell table:number-columns-repeated="5"/>
        </table:table-row>
        <table:table-row table:style-name="ro1">
          <table:table-cell office:value-type="float" office:value="196453" calcext:value-type="float">
            <text:p>196453</text:p>
          </table:table-cell>
          <table:table-cell office:value-type="float" office:value="33893791" calcext:value-type="float">
            <text:p>33893791</text:p>
          </table:table-cell>
          <table:table-cell table:number-columns-repeated="5"/>
        </table:table-row>
        <table:table-row table:style-name="ro1">
          <table:table-cell office:value-type="float" office:value="129348" calcext:value-type="float">
            <text:p>129348</text:p>
          </table:table-cell>
          <table:table-cell office:value-type="float" office:value="34109661" calcext:value-type="float">
            <text:p>34109661</text:p>
          </table:table-cell>
          <table:table-cell table:number-columns-repeated="5"/>
        </table:table-row>
        <table:table-row table:style-name="ro1">
          <table:table-cell office:value-type="float" office:value="108147" calcext:value-type="float">
            <text:p>108147</text:p>
          </table:table-cell>
          <table:table-cell office:value-type="float" office:value="34153880" calcext:value-type="float">
            <text:p>34153880</text:p>
          </table:table-cell>
          <table:table-cell table:number-columns-repeated="5"/>
        </table:table-row>
        <table:table-row table:style-name="ro1">
          <table:table-cell office:value-type="float" office:value="292732" calcext:value-type="float">
            <text:p>292732</text:p>
          </table:table-cell>
          <table:table-cell office:value-type="float" office:value="33464970" calcext:value-type="float">
            <text:p>33464970</text:p>
          </table:table-cell>
          <table:table-cell/>
          <table:table-cell office:value-type="float" office:value="2904630" calcext:value-type="float">
            <text:p>2.90E+06</text:p>
          </table:table-cell>
          <table:table-cell office:value-type="string" calcext:value-type="string">
            <text:p><text:s/>= orig vars</text:p>
          </table:table-cell>
          <table:table-cell table:number-columns-repeated="2"/>
        </table:table-row>
        <table:table-row table:style-name="ro1">
          <table:table-cell office:value-type="float" office:value="197118" calcext:value-type="float">
            <text:p>197118</text:p>
          </table:table-cell>
          <table:table-cell office:value-type="float" office:value="33885721" calcext:value-type="float">
            <text:p>33885721</text:p>
          </table:table-cell>
          <table:table-cell/>
          <table:table-cell table:formula="of:=AVERAGE([.A2:.A41])" office:value-type="float" office:value="188082.325" calcext:value-type="float">
            <text:p>1.88E+05</text:p>
          </table:table-cell>
          <table:table-cell office:value-type="string" calcext:value-type="string">
            <text:p><text:s/>= vars after red</text:p>
          </table:table-cell>
          <table:table-cell/>
          <table:table-cell table:formula="of:=(1-([.D7]/[.D6]))*100" office:value-type="float" office:value="93.5247406726502" calcext:value-type="float">
            <text:p>93.5247406727</text:p>
          </table:table-cell>
        </table:table-row>
        <table:table-row table:style-name="ro1">
          <table:table-cell office:value-type="float" office:value="159224" calcext:value-type="float">
            <text:p>159224</text:p>
          </table:table-cell>
          <table:table-cell office:value-type="float" office:value="34016048" calcext:value-type="float">
            <text:p>34016048</text:p>
          </table:table-cell>
          <table:table-cell table:number-columns-repeated="5"/>
        </table:table-row>
        <table:table-row table:style-name="ro1">
          <table:table-cell office:value-type="float" office:value="115185" calcext:value-type="float">
            <text:p>115185</text:p>
          </table:table-cell>
          <table:table-cell office:value-type="float" office:value="34141550" calcext:value-type="float">
            <text:p>34141550</text:p>
          </table:table-cell>
          <table:table-cell table:number-columns-repeated="5"/>
        </table:table-row>
        <table:table-row table:style-name="ro1">
          <table:table-cell office:value-type="float" office:value="293500" calcext:value-type="float">
            <text:p>293500</text:p>
          </table:table-cell>
          <table:table-cell office:value-type="float" office:value="33456278" calcext:value-type="float">
            <text:p>33456278</text:p>
          </table:table-cell>
          <table:table-cell/>
          <table:table-cell office:value-type="float" office:value="34497840" calcext:value-type="float">
            <text:p>3.45E+07</text:p>
          </table:table-cell>
          <table:table-cell office:value-type="string" calcext:value-type="string">
            <text:p><text:s/>= orig constraints</text:p>
          </table:table-cell>
          <table:table-cell table:number-columns-repeated="2"/>
        </table:table-row>
        <table:table-row table:style-name="ro1">
          <table:table-cell office:value-type="float" office:value="196804" calcext:value-type="float">
            <text:p>196804</text:p>
          </table:table-cell>
          <table:table-cell office:value-type="float" office:value="33888747" calcext:value-type="float">
            <text:p>33888747</text:p>
          </table:table-cell>
          <table:table-cell/>
          <table:table-cell table:formula="of:=AVERAGE([.B2:.B41])" office:value-type="float" office:value="33885413.525" calcext:value-type="float">
            <text:p>3.39E+07</text:p>
          </table:table-cell>
          <table:table-cell office:value-type="string" calcext:value-type="string">
            <text:p><text:s/>= removed constraints</text:p>
          </table:table-cell>
          <table:table-cell/>
          <table:table-cell table:formula="of:=(1-([.D12]/[.D10]))*100" office:value-type="float" office:value="98.2247396503665" calcext:value-type="float">
            <text:p>98.2247396504</text:p>
          </table:table-cell>
        </table:table-row>
        <table:table-row table:style-name="ro1">
          <table:table-cell office:value-type="float" office:value="132074" calcext:value-type="float">
            <text:p>132074</text:p>
          </table:table-cell>
          <table:table-cell office:value-type="float" office:value="34087598" calcext:value-type="float">
            <text:p>34087598</text:p>
          </table:table-cell>
          <table:table-cell/>
          <table:table-cell table:formula="of:=[.D10]-[.D11]" office:value-type="float" office:value="612426.475000002" calcext:value-type="float">
            <text:p>6.12E+05</text:p>
          </table:table-cell>
          <table:table-cell office:value-type="string" calcext:value-type="string">
            <text:p><text:s/>= const after red</text:p>
          </table:table-cell>
          <table:table-cell table:number-columns-repeated="2"/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34161024" calcext:value-type="float">
            <text:p>34161024</text:p>
          </table:table-cell>
          <table:table-cell table:number-columns-repeated="5"/>
        </table:table-row>
        <table:table-row table:style-name="ro1">
          <table:table-cell office:value-type="float" office:value="292922" calcext:value-type="float">
            <text:p>292922</text:p>
          </table:table-cell>
          <table:table-cell office:value-type="float" office:value="33464026" calcext:value-type="float">
            <text:p>33464026</text:p>
          </table:table-cell>
          <table:table-cell table:number-columns-repeated="5"/>
        </table:table-row>
        <table:table-row table:style-name="ro1">
          <table:table-cell office:value-type="float" office:value="196541" calcext:value-type="float">
            <text:p>196541</text:p>
          </table:table-cell>
          <table:table-cell office:value-type="float" office:value="33893132" calcext:value-type="float">
            <text:p>33893132</text:p>
          </table:table-cell>
          <table:table-cell table:number-columns-repeated="5"/>
        </table:table-row>
        <table:table-row table:style-name="ro1">
          <table:table-cell office:value-type="float" office:value="158201" calcext:value-type="float">
            <text:p>158201</text:p>
          </table:table-cell>
          <table:table-cell office:value-type="float" office:value="34025832" calcext:value-type="float">
            <text:p>34025832</text:p>
          </table:table-cell>
          <table:table-cell table:number-columns-repeated="5"/>
        </table:table-row>
        <table:table-row table:style-name="ro1">
          <table:table-cell office:value-type="float" office:value="118924" calcext:value-type="float">
            <text:p>118924</text:p>
          </table:table-cell>
          <table:table-cell office:value-type="float" office:value="34124003" calcext:value-type="float">
            <text:p>34124003</text:p>
          </table:table-cell>
          <table:table-cell table:number-columns-repeated="5"/>
        </table:table-row>
        <table:table-row table:style-name="ro1">
          <table:table-cell office:value-type="float" office:value="293050" calcext:value-type="float">
            <text:p>293050</text:p>
          </table:table-cell>
          <table:table-cell office:value-type="float" office:value="33460685" calcext:value-type="float">
            <text:p>33460685</text:p>
          </table:table-cell>
          <table:table-cell table:number-columns-repeated="5"/>
        </table:table-row>
        <table:table-row table:style-name="ro1">
          <table:table-cell office:value-type="float" office:value="194867" calcext:value-type="float">
            <text:p>194867</text:p>
          </table:table-cell>
          <table:table-cell office:value-type="float" office:value="33897502" calcext:value-type="float">
            <text:p>33897502</text:p>
          </table:table-cell>
          <table:table-cell table:number-columns-repeated="5"/>
        </table:table-row>
        <table:table-row table:style-name="ro1">
          <table:table-cell office:value-type="float" office:value="156391" calcext:value-type="float">
            <text:p>156391</text:p>
          </table:table-cell>
          <table:table-cell office:value-type="float" office:value="34029880" calcext:value-type="float">
            <text:p>34029880</text:p>
          </table:table-cell>
          <table:table-cell table:number-columns-repeated="5"/>
        </table:table-row>
        <table:table-row table:style-name="ro1">
          <table:table-cell office:value-type="float" office:value="119884" calcext:value-type="float">
            <text:p>119884</text:p>
          </table:table-cell>
          <table:table-cell office:value-type="float" office:value="34113529" calcext:value-type="float">
            <text:p>34113529</text:p>
          </table:table-cell>
          <table:table-cell table:number-columns-repeated="5"/>
        </table:table-row>
        <table:table-row table:style-name="ro1">
          <table:table-cell office:value-type="float" office:value="291856" calcext:value-type="float">
            <text:p>291856</text:p>
          </table:table-cell>
          <table:table-cell office:value-type="float" office:value="33466769" calcext:value-type="float">
            <text:p>33466769</text:p>
          </table:table-cell>
          <table:table-cell table:number-columns-repeated="5"/>
        </table:table-row>
        <table:table-row table:style-name="ro1">
          <table:table-cell office:value-type="float" office:value="192511" calcext:value-type="float">
            <text:p>192511</text:p>
          </table:table-cell>
          <table:table-cell office:value-type="float" office:value="33910970" calcext:value-type="float">
            <text:p>33910970</text:p>
          </table:table-cell>
          <table:table-cell table:number-columns-repeated="5"/>
        </table:table-row>
        <table:table-row table:style-name="ro1">
          <table:table-cell office:value-type="float" office:value="155468" calcext:value-type="float">
            <text:p>155468</text:p>
          </table:table-cell>
          <table:table-cell office:value-type="float" office:value="34035221" calcext:value-type="float">
            <text:p>34035221</text:p>
          </table:table-cell>
          <table:table-cell table:number-columns-repeated="5"/>
        </table:table-row>
        <table:table-row table:style-name="ro1">
          <table:table-cell office:value-type="float" office:value="118980" calcext:value-type="float">
            <text:p>118980</text:p>
          </table:table-cell>
          <table:table-cell office:value-type="float" office:value="34121181" calcext:value-type="float">
            <text:p>34121181</text:p>
          </table:table-cell>
          <table:table-cell table:number-columns-repeated="5"/>
        </table:table-row>
        <table:table-row table:style-name="ro1">
          <table:table-cell office:value-type="float" office:value="294814" calcext:value-type="float">
            <text:p>294814</text:p>
          </table:table-cell>
          <table:table-cell office:value-type="float" office:value="33450255" calcext:value-type="float">
            <text:p>33450255</text:p>
          </table:table-cell>
          <table:table-cell table:number-columns-repeated="5"/>
        </table:table-row>
        <table:table-row table:style-name="ro1">
          <table:table-cell office:value-type="float" office:value="197198" calcext:value-type="float">
            <text:p>197198</text:p>
          </table:table-cell>
          <table:table-cell office:value-type="float" office:value="33884514" calcext:value-type="float">
            <text:p>33884514</text:p>
          </table:table-cell>
          <table:table-cell table:number-columns-repeated="5"/>
        </table:table-row>
        <table:table-row table:style-name="ro1">
          <table:table-cell office:value-type="float" office:value="158637" calcext:value-type="float">
            <text:p>158637</text:p>
          </table:table-cell>
          <table:table-cell office:value-type="float" office:value="34016364" calcext:value-type="float">
            <text:p>34016364</text:p>
          </table:table-cell>
          <table:table-cell table:number-columns-repeated="5"/>
        </table:table-row>
        <table:table-row table:style-name="ro1">
          <table:table-cell office:value-type="float" office:value="116822" calcext:value-type="float">
            <text:p>116822</text:p>
          </table:table-cell>
          <table:table-cell office:value-type="float" office:value="34129461" calcext:value-type="float">
            <text:p>34129461</text:p>
          </table:table-cell>
          <table:table-cell table:number-columns-repeated="5"/>
        </table:table-row>
        <table:table-row table:style-name="ro1">
          <table:table-cell office:value-type="float" office:value="292330" calcext:value-type="float">
            <text:p>292330</text:p>
          </table:table-cell>
          <table:table-cell office:value-type="float" office:value="33464934" calcext:value-type="float">
            <text:p>33464934</text:p>
          </table:table-cell>
          <table:table-cell table:number-columns-repeated="5"/>
        </table:table-row>
        <table:table-row table:style-name="ro1">
          <table:table-cell office:value-type="float" office:value="194916" calcext:value-type="float">
            <text:p>194916</text:p>
          </table:table-cell>
          <table:table-cell office:value-type="float" office:value="33899716" calcext:value-type="float">
            <text:p>33899716</text:p>
          </table:table-cell>
          <table:table-cell table:number-columns-repeated="5"/>
        </table:table-row>
        <table:table-row table:style-name="ro1">
          <table:table-cell office:value-type="float" office:value="155623" calcext:value-type="float">
            <text:p>155623</text:p>
          </table:table-cell>
          <table:table-cell office:value-type="float" office:value="34038556" calcext:value-type="float">
            <text:p>34038556</text:p>
          </table:table-cell>
          <table:table-cell table:number-columns-repeated="5"/>
        </table:table-row>
        <table:table-row table:style-name="ro1">
          <table:table-cell office:value-type="float" office:value="112705" calcext:value-type="float">
            <text:p>112705</text:p>
          </table:table-cell>
          <table:table-cell office:value-type="float" office:value="34146912" calcext:value-type="float">
            <text:p>34146912</text:p>
          </table:table-cell>
          <table:table-cell table:number-columns-repeated="5"/>
        </table:table-row>
        <table:table-row table:style-name="ro1">
          <table:table-cell office:value-type="float" office:value="293236" calcext:value-type="float">
            <text:p>293236</text:p>
          </table:table-cell>
          <table:table-cell office:value-type="float" office:value="33460689" calcext:value-type="float">
            <text:p>33460689</text:p>
          </table:table-cell>
          <table:table-cell table:number-columns-repeated="5"/>
        </table:table-row>
        <table:table-row table:style-name="ro1">
          <table:table-cell office:value-type="float" office:value="196454" calcext:value-type="float">
            <text:p>196454</text:p>
          </table:table-cell>
          <table:table-cell office:value-type="float" office:value="33887042" calcext:value-type="float">
            <text:p>33887042</text:p>
          </table:table-cell>
          <table:table-cell table:number-columns-repeated="5"/>
        </table:table-row>
        <table:table-row table:style-name="ro1">
          <table:table-cell office:value-type="float" office:value="156608" calcext:value-type="float">
            <text:p>156608</text:p>
          </table:table-cell>
          <table:table-cell office:value-type="float" office:value="34029953" calcext:value-type="float">
            <text:p>34029953</text:p>
          </table:table-cell>
          <table:table-cell table:number-columns-repeated="5"/>
        </table:table-row>
        <table:table-row table:style-name="ro1">
          <table:table-cell office:value-type="float" office:value="114939" calcext:value-type="float">
            <text:p>114939</text:p>
          </table:table-cell>
          <table:table-cell office:value-type="float" office:value="34141623" calcext:value-type="float">
            <text:p>34141623</text:p>
          </table:table-cell>
          <table:table-cell table:number-columns-repeated="5"/>
        </table:table-row>
        <table:table-row table:style-name="ro1">
          <table:table-cell office:value-type="float" office:value="294478" calcext:value-type="float">
            <text:p>294478</text:p>
          </table:table-cell>
          <table:table-cell office:value-type="float" office:value="33453941" calcext:value-type="float">
            <text:p>33453941</text:p>
          </table:table-cell>
          <table:table-cell table:number-columns-repeated="5"/>
        </table:table-row>
        <table:table-row table:style-name="ro1">
          <table:table-cell office:value-type="float" office:value="196403" calcext:value-type="float">
            <text:p>196403</text:p>
          </table:table-cell>
          <table:table-cell office:value-type="float" office:value="33890899" calcext:value-type="float">
            <text:p>33890899</text:p>
          </table:table-cell>
          <table:table-cell table:number-columns-repeated="5"/>
        </table:table-row>
        <table:table-row table:style-name="ro1">
          <table:table-cell office:value-type="float" office:value="131308" calcext:value-type="float">
            <text:p>131308</text:p>
          </table:table-cell>
          <table:table-cell office:value-type="float" office:value="34088475" calcext:value-type="float">
            <text:p>34088475</text:p>
          </table:table-cell>
          <table:table-cell table:number-columns-repeated="5"/>
        </table:table-row>
        <table:table-row table:style-name="ro1">
          <table:table-cell office:value-type="float" office:value="105674" calcext:value-type="float">
            <text:p>105674</text:p>
          </table:table-cell>
          <table:table-cell office:value-type="float" office:value="34172629" calcext:value-type="float">
            <text:p>34172629</text:p>
          </table:table-cell>
          <table:table-cell table:number-columns-repeated="5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9T00:21:13.822174679</dc:date>
    <meta:editing-duration>PT4M55S</meta:editing-duration>
    <meta:editing-cycles>1</meta:editing-cycles>
    <meta:document-statistic meta:table-count="1" meta:cell-count="94" meta:object-count="0"/>
  </office:meta>
</office:document-meta>
</file>